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23a3b2" style:font-size-asian="15pt" style:font-size-complex="17.1000003814697pt"/>
    </style:style>
    <style:style style:name="P3" style:family="paragraph" style:parent-style-name="Standard">
      <style:text-properties fo:font-size="17.1000003814697pt" officeooo:rsid="002b25a1" officeooo:paragraph-rsid="002b25a1" style:font-size-asian="15pt" style:font-size-complex="17.1000003814697pt"/>
    </style:style>
    <style:style style:name="P4" style:family="paragraph" style:parent-style-name="Standard">
      <style:text-properties fo:font-size="17.1000003814697pt" officeooo:rsid="002d7a25" officeooo:paragraph-rsid="002d7a25" style:font-size-asian="15pt" style:font-size-complex="17.1000003814697pt"/>
    </style:style>
    <style:style style:name="P5" style:family="paragraph" style:parent-style-name="Standard">
      <style:text-properties fo:font-size="17.1000003814697pt" officeooo:rsid="002d93d7" officeooo:paragraph-rsid="002d93d7" style:font-size-asian="15pt" style:font-size-complex="17.1000003814697pt"/>
    </style:style>
    <style:style style:name="P6" style:family="paragraph" style:parent-style-name="Standard">
      <style:text-properties fo:font-size="17.1000003814697pt" officeooo:rsid="002e8714" officeooo:paragraph-rsid="002e8714" style:font-size-asian="15pt" style:font-size-complex="17.1000003814697pt"/>
    </style:style>
    <style:style style:name="P7" style:family="paragraph" style:parent-style-name="Standard">
      <style:text-properties fo:font-size="17.1000003814697pt" officeooo:rsid="00318576" officeooo:paragraph-rsid="00318576" style:font-size-asian="15pt" style:font-size-complex="17.1000003814697pt"/>
    </style:style>
    <style:style style:name="P8" style:family="paragraph" style:parent-style-name="Standard">
      <style:text-properties fo:font-size="17.1000003814697pt" officeooo:rsid="00335cfd" officeooo:paragraph-rsid="0036d84f" style:font-size-asian="15pt" style:font-size-complex="17.1000003814697pt"/>
    </style:style>
    <style:style style:name="P9" style:family="paragraph" style:parent-style-name="Standard">
      <style:text-properties fo:font-size="17.1000003814697pt" officeooo:rsid="0036d84f" officeooo:paragraph-rsid="0036d84f" style:font-size-asian="15pt" style:font-size-complex="17.1000003814697pt"/>
    </style:style>
    <style:style style:name="P10" style:family="paragraph" style:parent-style-name="Standard">
      <style:text-properties fo:font-size="17.1000003814697pt" officeooo:rsid="003854ec" officeooo:paragraph-rsid="003854ec" style:font-size-asian="15pt" style:font-size-complex="17.1000003814697pt"/>
    </style:style>
    <style:style style:name="P11" style:family="paragraph" style:parent-style-name="Standard">
      <style:text-properties fo:font-size="17.1000003814697pt" officeooo:rsid="003b67ed" officeooo:paragraph-rsid="003b67ed" style:font-size-asian="15pt" style:font-size-complex="17.1000003814697pt"/>
    </style:style>
    <style:style style:name="P12" style:family="paragraph" style:parent-style-name="Standard">
      <style:text-properties fo:font-size="17.1000003814697pt" officeooo:rsid="003b67ed" officeooo:paragraph-rsid="003dc219" style:font-size-asian="15pt" style:font-size-complex="17.1000003814697pt"/>
    </style:style>
    <style:style style:name="P13" style:family="paragraph" style:parent-style-name="Standard">
      <style:text-properties fo:font-size="17.1000003814697pt" officeooo:rsid="003c83b0" officeooo:paragraph-rsid="003c83b0" style:font-size-asian="15pt" style:font-size-complex="17.1000003814697pt"/>
    </style:style>
    <style:style style:name="T1" style:family="text">
      <style:text-properties officeooo:rsid="001ae227"/>
    </style:style>
    <style:style style:name="T2" style:family="text">
      <style:text-properties officeooo:rsid="00229fc0"/>
    </style:style>
    <style:style style:name="T3" style:family="text">
      <style:text-properties officeooo:rsid="0022d695"/>
    </style:style>
    <style:style style:name="T4" style:family="text">
      <style:text-properties officeooo:rsid="0023a3b2"/>
    </style:style>
    <style:style style:name="T5" style:family="text">
      <style:text-properties officeooo:rsid="00244a1f"/>
    </style:style>
    <style:style style:name="T6" style:family="text">
      <style:text-properties officeooo:rsid="00266393"/>
    </style:style>
    <style:style style:name="T7" style:family="text">
      <style:text-properties officeooo:rsid="002824bc"/>
    </style:style>
    <style:style style:name="T8" style:family="text">
      <style:text-properties officeooo:rsid="002a1328"/>
    </style:style>
    <style:style style:name="T9" style:family="text">
      <style:text-properties officeooo:rsid="002d7a25"/>
    </style:style>
    <style:style style:name="T10" style:family="text">
      <style:text-properties officeooo:rsid="002e8714"/>
    </style:style>
    <style:style style:name="T11" style:family="text">
      <style:text-properties officeooo:rsid="00318576"/>
    </style:style>
    <style:style style:name="T12" style:family="text">
      <style:text-properties officeooo:rsid="0036d84f"/>
    </style:style>
    <style:style style:name="T13" style:family="text">
      <style:text-properties officeooo:rsid="0038662a"/>
    </style:style>
    <style:style style:name="T14" style:family="text">
      <style:text-properties officeooo:rsid="003993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帰国後の１ヶ月は、代わり映えのしない日々が続いた。毎日<text:span text:style-name="T1">4回のリモート営業、資料作成、社内会議の繰り返しだ。時代が我々のサービスを求めていることは、私がルーチンワークをこなすだけで毎年給与明細の数字が増えていくことを実現している。</text:span></text:p>
      <text:p text:style-name="P1">　昔、秋山という参謀は、こんな言葉を残している。</text:p>
      <text:p text:style-name="P1">　『神明はただ平素の鍛錬に努め、戦わずして既に勝てるものに勝利の栄冠を授くると同時に、一勝に満足して治平に安んずる者より、直ちにこれを奪う』</text:p>
      <text:p text:style-name="P1">　私の哲学はこれとはやや異なる。勝利の栄冠を授けられた者に助勢し、勢いに陰りがみられる前に転職する。鍛錬すべきは私ではない誰かだ。</text:p>
      <text:p text:style-name="P1">　ルーチンワークに変化はないが、読書と語学の勉強がうまく進まなくなった。活字の上を目が滑り、同じ例文をずっと左右に往復している。</text:p>
      <text:p text:style-name="P1"><text:soft-page-break/>　原因らしきものは２つある。</text:p>
      <text:p text:style-name="P1">　一つは、ペネトレーションテストの一件だ。表面上はルーチンワークを崩すことのない仕事だ。しかし、あの会議室で小野寺が依頼したかったのは何だったのか。その真意を測りかねていた。</text:p>
      <text:p text:style-name="P1">　もう一つは、研究者という職能集団について。彼らは真理探求のために人生を捧げ、苛烈な競争を戦い、つかの間の薄給を得て、期限が来れば業績によらずクビになる契約を受け入れる。私には理解しかねる生き方であり、哀れな生き方であるとしか思っていなかったが、小野寺は研究者にもかかわらず、他人の生殺与奪を握る側の人間であり、なおかつ此方に近い匂いがした。この差は何によるものであろうか。</text:p>
      <text:p text:style-name="P1">　</text:p>
      <text:p text:style-name="P1">　教育研究機関への導入実績が魅力的と映ったのであろう。<text:span text:style-name="T2">IITIは我々の包括的パッケージの利用を開始した。</text:span></text:p>
      <text:p text:style-name="P2"><text:soft-page-break/>　ペネトレーションテストは<text:span text:style-name="T3">2ヶ月後にスケジュールされた。IITIが農業関係の企業から新たに開発と導入を請け負ったオペレーションズ・リサーチ・サービスのためのものらしい。</text:span></text:p>
      <text:p text:style-name="P2">　</text:p>
      <text:p text:style-name="P2">　午後の会議が始まった。調査資料を配り終えてから私は口を開く。</text:p>
      <text:p text:style-name="P2"><text:span text:style-name="T3">　「まずは前提となるデータを共有します。日本国内に126個所設置された農業用ロボット部隊への司令権は、今や3つのメガファームにより割拠されています。これらのメガファームの経営耕地面積を足し合わせると、日本の農地面積の75%を占め、水稲、麦類、大豆の総収量のそれぞれ81%、78%、91%を占めるに至っています。</text:span></text:p>
      <text:p text:style-name="P2">　小野寺<text:span text:style-name="T4">は、このメガファームがドル箱であると睨んで、自社の研究員の3割の首を切るとともに、新規にアグリビジネス研究部門を立ち上ました。より正確には、農業</text:span><text:soft-page-break/><text:span text:style-name="T4">系の国立研究機関の研究室を買収し、そっくりそのままカットアンドペーストした、といった方がよいでしょう。</text:span></text:p>
      <text:p text:style-name="P2">　ところが、国研にはセキュリティのプロがおらず、また自社内で独自なセキュリティ対策を開発運用した場合、万が一の際に<text:span text:style-name="T5">IITIが全責任を負わねばばならなくなる。そう考えた小野寺は、教育研究機関向けに国際的に実績がある我々のサービスを利用しようと考えたわけです。</text:span></text:p>
      <text:p text:style-name="P2">　我々の責務は、セキュリティソフトウェアの提供、サーバーの構築および保守管理、そして<text:span text:style-name="T6">2回程度のペネトレーションテストの実施と報告です。前者2つについては、ベーシックパッケージBへの契約というだけですが、ペネトレーションテストについては今後</text:span><text:span text:style-name="T7">1ヶ月程度で詰めの協議を行い、2ヶ月後の実施、3ヶ月以内に技術レポートを提出する予定となっています。</text:span></text:p>
      <text:p text:style-name="P2"><text:soft-page-break/>　ペネトレーションテストの計画立案は、デルタ部隊の<text:span text:style-name="T8">MichaelとNicolson、および私の3名が担当します。既に、先方の担当者とは見積もりと調査事項を大筋で合意済みで、予備的なテストを今週にも行う予定です。」</text:span></text:p>
      <text:p text:style-name="P3">　<text:span text:style-name="T9">CEOのTaylorは画面前に陣取る黒猫を抱き上げて膝に乗せると、</text:span></text:p>
      <text:p text:style-name="P4">　「いいね。じゃ、よろしく。」</text:p>
      <text:p text:style-name="P4">とだけ言って画面を切った。</text:p>
      <text:p text:style-name="P5">　あとは二、三質疑があり、会議はお開きとなった。<text:span text:style-name="T10">Michael、Nicolson、私だけが残り、話を続ける。最初に口を開いたのはNicolsonだった。</text:span></text:p>
      <text:p text:style-name="P6">　「そもそもこれって意味あるのかしら。だって、制御対象のロボットへは物理的アクセスを許しているのでしょう。しかも、非常停止のために運転席には旧式のドアロックがあるだけ。こんなの、私なら日帰りで失神させられるわ。」<text:span text:style-name="T11">Michaelがなだめる。</text:span></text:p>
      <text:p text:style-name="P7"><text:soft-page-break/>　「僕もそう思うさ。もちろん、これは侵入を完全にシャットアウトするゲームじゃやない。ロボットが暴走し始めてもクライアントもこちらも傷一つ負わないしかけをするゲームさ。悪いのは僕らじゃありません、不可抗力ですって言って裁判で勝てるための証拠づくり。それを依頼されたのさ。」</text:p>
      <text:p text:style-name="P7">　「ええ、解っているわ。けれど、もしも本当にロボットたちがパニックを起こしたら、あの可愛そうな国の人々は食い物に困るわ。それは人道的に・・・」私が遮る。</text:p>
      <text:p text:style-name="P8">　「うん、今日の状況は彼の国の人々が選んだわけで、我々が責任を感じる必要は微塵もない。なすべきことをなす、これが我々の領分だ。</text:p>
      <text:p text:style-name="P8"><text:span text:style-name="T12">　第一、世界は食料で溢れている。FAOの調査によれば、世界で生産される穀物を人類全員に同じ量行き渡らせた場合、一人あたり1日3000kcal食べられる。彼の国一国の</text:span><text:soft-page-break/><text:span text:style-name="T12">食料なんぞ、世界の穀物をちょっと掃き集めたらお釣りが来るくらいの量になるさ。」</text:span></text:p>
      <text:p text:style-name="P9">　Michelは畳み掛けるように言う。</text:p>
      <text:p text:style-name="P9">　「食料不足の程度はポテンシャル場を形成する。そして、食料の流れるフラックスはその勾配に比例する。フィック則の簡単な応用さ。流れは見えざる神の手によって・・・。」</text:p>
      <text:p text:style-name="P9">　もういいわ、と呆れたNicolsonは議論を打ち切った。僕らも皮肉が過ぎたな、と内心反省したが、一貫性のために表明を保留した。</text:p>
      <text:p text:style-name="P9"/>
      <text:p text:style-name="P9">　その日の会議では、我々のペネトレーションテストのターゲットをクラウドサーバー上のロボット指揮管理インスタンスに限定すること、攻撃はデータ連携向けに提供されているAPIに対する不正なリクエスト、およびインスタンスの解放ポートに対する攻撃の2つのいずれかまたは両方をター<text:soft-page-break/>ゲットとして行われることを仮定して、その範囲でのインスタンスの脆弱性を調査することに絞られた。先方の提示してきている予算と期限の範囲内では、これが最大限のサービスである。」</text:p>
      <text:p text:style-name="P10">　以上について提案書をまとめるのは私の仕事だ。来週から日本は盆<text:span text:style-name="T14">Weekと呼ばれる長期休暇に入るから、提案書は休暇明けを見計らって送るとしよう。</text:span></text:p>
      <text:p text:style-name="P12">　</text:p>
      <text:p text:style-name="P12"><text:s/>そう決め込むや、私はケアンズのホテル予約のためラップトップを開いた。</text:p>
      <text:p text:style-name="P11"/>
      <text:p text:style-name="P11"/>
      <text:p text:style-name="P13">　　　　　　　　　　</text:p>
      <text:p text:style-name="P13"/>
      <text:p text:style-name="P13"><text:s text:c="15"/>[Episode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3:10:35.854682342</meta:creation-date>
    <dc:title>原稿用紙</dc:title>
    <meta:editing-duration>PT1H44M7S</meta:editing-duration>
    <meta:editing-cycles>38</meta:editing-cycles>
    <meta:generator>LibreOffice/6.4.4.2$Linux_X86_64 LibreOffice_project/40$Build-2</meta:generator>
    <dc:date>2020-08-12T15:58:53.221843212</dc:date>
    <meta:document-statistic meta:table-count="0" meta:image-count="0" meta:object-count="0" meta:page-count="8" meta:paragraph-count="36" meta:word-count="2501" meta:character-count="2660" meta:non-whitespace-character-count="2601"/>
    <meta:template xlink:type="simple" xlink:actuate="onRequest" xlink:title="原稿用紙" xlink:href="../../.config/libreoffice/4/user/template/原稿用紙1.ott" meta:date="2020-08-12T13:10:35.449987399"/>
  </office:meta>
</office:document-meta>
</file>